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674" officeooo:paragraph-rsid="001c1674"/>
    </style:style>
    <style:style style:name="P2" style:family="paragraph" style:parent-style-name="Standard">
      <style:text-properties officeooo:rsid="001c1674" officeooo:paragraph-rsid="001c926c"/>
    </style:style>
    <style:style style:name="P3" style:family="paragraph" style:parent-style-name="Standard">
      <style:text-properties officeooo:rsid="001c926c" officeooo:paragraph-rsid="001c92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1c92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grade restaurant infrastructure – 21 hours; <text:span text:style-name="T1">Shura, Viktor</text:span></text:p>
      <text:p text:style-name="P1">Deploy and configure cloud server – 25 hours; <text:span text:style-name="T1">Iwan, Viktor</text:span></text:p>
      <text:p text:style-name="P1">Develop module 1: Back-end database – 75 hours; <text:span text:style-name="T1">Heather, Stephanie, Viktor</text:span></text:p>
      <text:p text:style-name="P1">Develop module 2: Stock control and inventory management – 80 hours; <text:span text:style-name="T1">Iwan, Stephanie</text:span></text:p>
      <text:p text:style-name="P1">Develop module 3: Table management – orders and billing – 55 hours; <text:span text:style-name="T1">Stephanie, Viktor</text:span></text:p>
      <text:p text:style-name="P1">Develop module 4: User Interface - <text:s/>50 hours; <text:span text:style-name="T1">Shura, Heather</text:span></text:p>
      <text:p text:style-name="P1">Develop module 5: Data analysis – 95 hours; <text:span text:style-name="T1">Shura, Heather, Stephanie, Viktor</text:span></text:p>
      <text:p text:style-name="P1">Develop module 6: Customer online booking portal – 100 hours; <text:span text:style-name="T1">Shura, Heather, Iwan, Stephanie, Viktor</text:span></text:p>
      <text:p text:style-name="P1">Configure web hosting – 30 hours; <text:span text:style-name="T1">Iwan, Shura</text:span></text:p>
      <text:p text:style-name="P1">Deploy modules- 9 hours (per module); <text:span text:style-name="T1">Iwan, Shura</text:span></text:p>
      <text:p text:style-name="P1">Installation of hardware – 14 hours (per restaurant); <text:span text:style-name="T1">Shura, Heather</text:span></text:p>
      <text:p text:style-name="P1">Unit testing – 7 hours (per module); <text:span text:style-name="T1">Shura, Heather, Stephanie</text:span></text:p>
      <text:p text:style-name="P1">Integration testing – 7 hours (per module); <text:span text:style-name="T1">Stephanie, Heather, Shura</text:span></text:p>
      <text:p text:style-name="P1">Testing of hardware – 48 hours (total); <text:span text:style-name="T1">Shura. Heather</text:span></text:p>
      <text:p text:style-name="P1">Fixing and regression testing for major fault – 10 hours (per fault); <text:span text:style-name="T2">Shura, Stephanie, Heather</text:span></text:p>
      <text:p text:style-name="P1">Fixing and regression testing for minor fault – 3 hours (per fault); <text:span text:style-name="T2">Shura, Stephanie, Heather</text:span></text:p>
      <text:p text:style-name="P1">Create a test plan – 5 hours (per module); <text:span text:style-name="T1">Shura, Heather, Stephanie</text:span></text:p>
      <text:p text:style-name="P1">Training for restaurant staff – 28 hours; <text:span text:style-name="T1">Stephanie, Shura</text:span></text:p>
      <text:p text:style-name="P1">User/acceptance testing – 12 hours; <text:span text:style-name="T1">Iwan, Heather</text:span></text:p>
      <text:p text:style-name="P1"/>
      <text:p text:style-name="P1">5 MINOR FAULTS with each module – 30 faults</text:p>
      <text:p text:style-name="P1">3 MAJOR FAULTS throughout the whole project.</text:p>
      <text:p text:style-name="P1"/>
      <text:p text:style-name="P1">Staff work;</text:p>
      <text:p text:style-name="P1">Eight hours a day</text:p>
      <text:p text:style-name="P1">Five days a week</text:p>
      <text:p text:style-name="P1"/>
      <text:p text:style-name="P1">40 hours a week</text:p>
      <text:p text:style-name="P1"/>
      <text:p text:style-name="P1">20 weeks to complete.</text:p>
      <text:p text:style-name="P1"/>
      <text:p text:style-name="P1"><text:span text:style-name="T1">800 hours</text:span> total to complete the work. </text:p>
      <text:p text:style-name="P1"/>
      <text:p text:style-name="P1"/>
      <text:p text:style-name="P1">Staff:</text:p>
      <text:p text:style-name="P1"/>
      <text:p text:style-name="P1">Stephanie – 25, 40, 27.5, <text:span text:style-name="T3">23,3</text:span>, 20, 14, 10, 30, 10, 14 – 163 hours</text:p>
      <text:p text:style-name="P1">Viktor – 10.5, 12.5, <text:span text:style-name="T3">23.3, </text:span>25, 27.5, 20 – 105.5 hours </text:p>
      <text:p text:style-name="P1">Iwan – 12.5, 40, 20, 15, 27, 6 – 120.5 hours</text:p>
      <text:p text:style-name="P1">Shura – 10.5, 40, 20, <text:span text:style-name="T3">23.3, </text:span>15, 27, 35, 14, 10, 24, 10, 30, 14 – 249.5 hours</text:p>
      <text:p text:style-name="P2">Heather – <text:span text:style-name="T3">25, 25, 20, 14, 23.3, 10, 24, 10, 30, 14, 6 – 178 hours </text:span></text:p>
      <text:p text:style-name="P2"/>
      <text:p text:style-name="P3">Stephanie;</text:p>
      <text:p text:style-name="P3">Week 1 – 12.5</text:p>
      <text:p text:style-name="P3">Week 2 – 12.5</text:p>
      <text:p text:style-name="P3">Week 3 – 20</text:p>
      <text:p text:style-name="P3">Week 4 – 20</text:p>
      <text:p text:style-name="P3">Week 5 – 13.25</text:p>
      <text:p text:style-name="P3">Week 6 – 13.25 </text:p>
      <text:p text:style-name="P3">Week 7 – 11.65</text:p>
      <text:p text:style-name="P3">Week 8 - <text:s/>11.65 </text:p>
      <text:p text:style-name="P3"><text:soft-page-break/>Week 9 – 10</text:p>
      <text:p text:style-name="P3">Week 10 – 10</text:p>
      <text:p text:style-name="P3">Week 11 – 7</text:p>
      <text:p text:style-name="P3">Week 12 – 7</text:p>
      <text:p text:style-name="P3">Week 13 – 5</text:p>
      <text:p text:style-name="P3">Week 14 – 5 </text:p>
      <text:p text:style-name="P3">Week 15 – 15</text:p>
      <text:p text:style-name="P3">Week 16 – 15</text:p>
      <text:p text:style-name="P3">Week 17 – 5 </text:p>
      <text:p text:style-name="P3">Week 18 – 5</text:p>
      <text:p text:style-name="P3">Week 19 – 7</text:p>
      <text:p text:style-name="P3">Week 20 – 7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2T15:45:29.940000000</meta:creation-date>
    <dc:date>2023-05-22T16:39:22.547000000</dc:date>
    <meta:editing-duration>PT53M52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54" meta:word-count="352" meta:character-count="2081" meta:non-whitespace-character-count="1725"/>
  </office:meta>
</office:document-meta>
</file>